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9000001AB9711A2C98CC50168.png" manifest:media-type="image/png"/>
  <manifest:file-entry manifest:full-path="Pictures/100002010000015700000157A8E08C0AA78DCAAF.png" manifest:media-type="image/png"/>
  <manifest:file-entry manifest:full-path="Pictures/1000020100000157000001570A3FC8D7355516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4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draw:fill="none" draw:fill-color="#ffffff" fo:min-height="0.815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Carlito"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Calibri" fo:font-size="12pt" style:font-size-asian="12pt" style:font-name-complex="Calibri" style:font-size-complex="12pt"/>
    </style:style>
    <style:style style:name="T2" style:family="text">
      <style:text-properties fo:color="#000000" style:font-name="Calibri" fo:font-size="12pt" fo:font-style="italic" style:font-size-asian="12pt" style:font-name-complex="Calibri" style:font-size-complex="12pt" style:font-style-complex="italic"/>
    </style:style>
    <style:style style:name="T3" style:family="text">
      <style:text-properties style:font-name="Carli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356cm" svg:height="4.365cm" svg:x="4.044cm" svg:y="3.635cm">
          <draw:image xlink:href="Pictures/100002010000015700000157A8E08C0AA78DCAAF.png" xlink:type="simple" xlink:show="embed" xlink:actuate="onLoad">
            <text:p/>
          </draw:image>
        </draw:frame>
        <draw:frame draw:style-name="gr2" draw:text-style-name="P3" draw:layer="layout" svg:width="0.422cm" svg:height="0.425cm" svg:x="8.407cm" svg:y="13.0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6.23cm" svg:y="19.359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4.356cm" svg:height="4.365cm" svg:x="4.052cm" svg:y="9cm">
          <draw:image xlink:href="Pictures/1000020100000157000001570A3FC8D7355516C8.png" xlink:type="simple" xlink:show="embed" xlink:actuate="onLoad">
            <text:p/>
          </draw:image>
        </draw:frame>
        <draw:frame draw:style-name="gr3" draw:text-style-name="P1" draw:layer="layout" svg:width="6.263cm" svg:height="4.827cm" svg:x="3.1cm" svg:y="14.443cm">
          <draw:image xlink:href="Pictures/1000020100000229000001AB9711A2C98CC50168.png" xlink:type="simple" xlink:show="embed" xlink:actuate="onLoad">
            <text:p/>
          </draw:image>
        </draw:frame>
        <draw:g>
          <draw:line draw:style-name="gr4" draw:text-style-name="P1" draw:layer="layout" svg:x1="16.7cm" svg:y1="6.52cm" svg:x2="10.446cm" svg:y2="6.52cm">
            <text:p/>
          </draw:line>
          <draw:line draw:style-name="gr4" draw:text-style-name="P1" draw:layer="layout" svg:x1="16.7cm" svg:y1="7.933cm" svg:x2="10.446cm" svg:y2="7.933cm">
            <text:p/>
          </draw:line>
          <draw:line draw:style-name="gr4" draw:text-style-name="P1" draw:layer="layout" svg:x1="16.7cm" svg:y1="5.087cm" svg:x2="10.446cm" svg:y2="5.087cm">
            <text:p/>
          </draw:line>
          <draw:line draw:style-name="gr4" draw:text-style-name="P1" draw:layer="layout" svg:x1="16.7cm" svg:y1="7.236cm" svg:x2="10.446cm" svg:y2="7.236cm">
            <text:p/>
          </draw:line>
          <draw:line draw:style-name="gr4" draw:text-style-name="P1" draw:layer="layout" svg:x1="16.7cm" svg:y1="5.803cm" svg:x2="10.446cm" svg:y2="5.803cm">
            <text:p/>
          </draw:line>
          <draw:line draw:style-name="gr4" draw:text-style-name="P1" draw:layer="layout" svg:x1="16.7cm" svg:y1="4.37cm" svg:x2="10.446cm" svg:y2="4.37cm">
            <text:p/>
          </draw:line>
        </draw:g>
        <draw:g>
          <draw:line draw:style-name="gr4" draw:text-style-name="P1" draw:layer="layout" svg:x1="16.7cm" svg:y1="11.921cm" svg:x2="10.446cm" svg:y2="11.921cm">
            <text:p/>
          </draw:line>
          <draw:line draw:style-name="gr4" draw:text-style-name="P1" draw:layer="layout" svg:x1="16.7cm" svg:y1="13.334cm" svg:x2="10.446cm" svg:y2="13.334cm">
            <text:p/>
          </draw:line>
          <draw:line draw:style-name="gr4" draw:text-style-name="P1" draw:layer="layout" svg:x1="16.7cm" svg:y1="10.488cm" svg:x2="10.446cm" svg:y2="10.488cm">
            <text:p/>
          </draw:line>
          <draw:line draw:style-name="gr4" draw:text-style-name="P1" draw:layer="layout" svg:x1="16.7cm" svg:y1="12.637cm" svg:x2="10.446cm" svg:y2="12.637cm">
            <text:p/>
          </draw:line>
          <draw:line draw:style-name="gr4" draw:text-style-name="P1" draw:layer="layout" svg:x1="16.7cm" svg:y1="11.204cm" svg:x2="10.446cm" svg:y2="11.204cm">
            <text:p/>
          </draw:line>
          <draw:line draw:style-name="gr4" draw:text-style-name="P1" draw:layer="layout" svg:x1="16.7cm" svg:y1="9.771cm" svg:x2="10.446cm" svg:y2="9.771cm">
            <text:p/>
          </draw:line>
        </draw:g>
        <draw:g>
          <draw:line draw:style-name="gr4" draw:text-style-name="P1" draw:layer="layout" svg:x1="16.7cm" svg:y1="17.381cm" svg:x2="10.446cm" svg:y2="17.381cm">
            <text:p/>
          </draw:line>
          <draw:line draw:style-name="gr4" draw:text-style-name="P1" draw:layer="layout" svg:x1="16.7cm" svg:y1="18.827cm" svg:x2="10.446cm" svg:y2="18.827cm">
            <text:p/>
          </draw:line>
          <draw:line draw:style-name="gr4" draw:text-style-name="P1" draw:layer="layout" svg:x1="16.7cm" svg:y1="15.454cm" svg:x2="10.446cm" svg:y2="15.454cm">
            <text:p/>
          </draw:line>
          <draw:line draw:style-name="gr4" draw:text-style-name="P1" draw:layer="layout" svg:x1="16.7cm" svg:y1="18.345cm" svg:x2="10.446cm" svg:y2="18.345cm">
            <text:p/>
          </draw:line>
          <draw:line draw:style-name="gr4" draw:text-style-name="P1" draw:layer="layout" svg:x1="16.7cm" svg:y1="16.418cm" svg:x2="10.446cm" svg:y2="16.418cm">
            <text:p/>
          </draw:line>
          <draw:line draw:style-name="gr4" draw:text-style-name="P1" draw:layer="layout" svg:x1="16.7cm" svg:y1="14.972cm" svg:x2="10.446cm" svg:y2="14.972cm">
            <text:p/>
          </draw:line>
          <draw:line draw:style-name="gr4" draw:text-style-name="P1" draw:layer="layout" svg:x1="16.7cm" svg:y1="15.936cm" svg:x2="10.446cm" svg:y2="15.936cm">
            <text:p/>
          </draw:line>
          <draw:line draw:style-name="gr4" draw:text-style-name="P1" draw:layer="layout" svg:x1="16.7cm" svg:y1="16.9cm" svg:x2="10.446cm" svg:y2="16.9cm">
            <text:p/>
          </draw:line>
          <draw:line draw:style-name="gr4" draw:text-style-name="P1" draw:layer="layout" svg:x1="16.7cm" svg:y1="17.863cm" svg:x2="10.446cm" svg:y2="17.863cm">
            <text:p/>
          </draw:line>
          <draw:line draw:style-name="gr4" draw:text-style-name="P1" draw:layer="layout" svg:x1="16.7cm" svg:y1="19.289cm" svg:x2="10.446cm" svg:y2="19.289cm">
            <text:p/>
          </draw:line>
        </draw:g>
        <draw:frame draw:style-name="gr5" draw:text-style-name="P5" draw:layer="layout" svg:width="4.8cm" svg:height="0.9cm" svg:x="11.3cm" svg:y="2.6cm">
          <draw:text-box>
            <text:p text:style-name="P4"><text:span text:style-name="T3">Binaire</text:span></text:p>
          </draw:text-box>
        </draw:frame>
        <draw:frame draw:style-name="gr6" draw:text-style-name="P6" draw:layer="layout" svg:width="0.8cm" svg:height="0.815cm" svg:x="2.9cm" svg:y="3.585cm">
          <draw:text-box>
            <text:p><text:span text:style-name="T3">a)</text:span></text:p>
          </draw:text-box>
        </draw:frame>
        <draw:frame draw:style-name="gr6" draw:text-style-name="P6" draw:layer="layout" svg:width="0.8cm" svg:height="0.815cm" svg:x="2.9cm" svg:y="8.886cm">
          <draw:text-box>
            <text:p><text:span text:style-name="T3">b)</text:span></text:p>
          </draw:text-box>
        </draw:frame>
        <draw:frame draw:style-name="gr6" draw:text-style-name="P6" draw:layer="layout" svg:width="0.8cm" svg:height="0.815cm" svg:x="2.9cm" svg:y="13.687cm">
          <draw:text-box>
            <text:p><text:span text:style-name="T3">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1T23:03:54.828703786</dc:date>
    <meta:editing-duration>PT7M17S</meta:editing-duration>
    <meta:editing-cycles>5</meta:editing-cycles>
    <meta:generator>LibreOffice/6.0.7.3$Linux_X86_64 LibreOffice_project/00m0$Build-3</meta:generator>
    <meta:document-statistic meta:object-count="34"/>
  </office:meta>
</office:document-meta>
</file>